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draw:marker-start-width="0.355cm" draw:marker-end-width="0.355cm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9cm" fo:min-width="0cm"/>
    </style:style>
    <style:style style:name="P1" style:family="paragraph">
      <style:paragraph-properties fo:text-align="center"/>
      <style:text-properties fo:font-size="15pt" style:font-size-asian="15pt" style:font-size-complex="15pt"/>
    </style:style>
    <style:style style:name="P2" style:family="paragraph">
      <style:paragraph-properties fo:text-align="center"/>
    </style:style>
    <style:style style:name="P3" style:family="paragraph"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057cm" svg:height="2.921cm" draw:transform="skewX (-0.00314159265358979) translate (16.54cm 3.858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906cm" svg:height="1.778cm" draw:transform="skewX (-0.00279252680319093) translate (17.631cm 2.6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03cm" svg:height="3.048cm" draw:transform="skewX (-0.00296705972839036) translate (10.656cm 3.159cm)">
          <text:p text:style-name="P2"><text:span text:style-name="T1"/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10.0163538992887cm 1.79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custom-shape draw:style-name="gr1" draw:text-style-name="P1" draw:layer="layout" svg:width="4.445cm" svg:height="4.572cm" draw:transform="skewX (-0.00314159265358979) translate (2.39cm 2.39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2.90435389928873cm 1.79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custom-shape draw:style-name="gr1" draw:text-style-name="P1" draw:layer="layout" svg:width="2.28cm" svg:height="1.925cm" draw:transform="skewX (-0.00314159265358979) translate (15.972cm 2.874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2" draw:layer="layout" svg:width="2.897cm" svg:height="4.275cm" draw:transform="skewX (-0.365646478292812) rotate (-0.32969269570173) translate (16.3473538992887cm 1.79957677763154cm)" svg:viewBox="0 0 2898 4276" svg:d="M1145 4276c265-101 550-27 781-356 198-281 370-580 570-849 201-271 285-655 330-1037 43-365 126-751 21-1108-92-314-78-1009-434-918-257 66-472 371-581 774-116 423-527 294-793 423-244 118-546 277-759 85-471-425-172 433-232 617-185 570 206 756 481 795 328 46 254 611 282 935l175 410 77 131z">
          <text:p text:style-name="P2">Reality</text:p>
        </draw:path>
        <draw:frame draw:style-name="gr3" draw:text-style-name="P3" draw:layer="layout" svg:width="5.861cm" svg:height="1.445cm" svg:x="1.889cm" svg:y="7.684cm">
          <draw:text-box>
            <text:p><text:span text:style-name="T1">Minimize blind spots</text:span></text:p>
            <text:p><text:span text:style-name="T1">But increases delusion</text:span></text:p>
          </draw:text-box>
        </draw:frame>
        <draw:frame draw:style-name="gr3" draw:text-style-name="P3" draw:layer="layout" svg:width="6.424cm" svg:height="1.445cm" svg:x="8.366cm" svg:y="7.62cm">
          <draw:text-box>
            <text:p><text:span text:style-name="T1">Minimize delusion</text:span></text:p>
            <text:p><text:span text:style-name="T1">But increases blind spots</text:span></text:p>
          </draw:text-box>
        </draw:frame>
        <draw:frame draw:style-name="gr4" draw:text-style-name="P3" draw:layer="layout" svg:width="5.842cm" svg:height="1.509cm" svg:x="15.097cm" svg:y="7.588cm">
          <draw:text-box>
            <text:p><text:span text:style-name="T1">Increase complexity</text:span></text:p>
            <text:p><text:span text:style-name="T1">Of mod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729fcf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.86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7-04T15:36:03.841431773</meta:creation-date>
    <dc:date>2016-07-04T18:04:10.334814744</dc:date>
    <meta:editing-duration>PT58M29S</meta:editing-duration>
    <meta:editing-cycles>6</meta:editing-cycles>
    <meta:generator>LibreOffice/4.2.8.2$Linux_X86_64 LibreOffice_project/420m0$Build-2</meta:generator>
    <meta:document-statistic meta:object-count="11"/>
  </office:meta>
</office:document-meta>
</file>